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AnyIncorrectPrimitiveTypeTest.testRefacto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MockitoAnyIncorrectPrimitiveTyp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itoAnyIncorrectPrimitiveTypeTest.testPositiveC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ockitoAnyIncorrectPrimitiveTypeTest.testPositives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ockitoAnyIncorrectPrimitiveTypeTest.testNegativeCa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